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4.805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/>
    </style:style>
  </office:automatic-styles>
  <office:body>
    <office:spreadsheet>
      <table:table table:name="Révision" table:style-name="ta1" table:print="false"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/>
          <table:table-cell table:style-name="ce1" office:value-type="string">
            <text:p>Gantt du projet CathyMin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uteur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date" office:date-value="2013-10-14">
            <text:p>14/10/13</text:p>
          </table:table-cell>
          <table:table-cell office:value-type="string">
            <text:p>Version Initial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1" table:print="false">
        <table:table-column table:style-name="co5" table:default-cell-style-name="ce2"/>
        <table:table-column table:style-name="co2" table:default-cell-style-name="ce2"/>
        <table:table-column table:style-name="co4" table:number-columns-repeated="1022" table:default-cell-style-name="ce2"/>
        <table:table-row table:style-name="ro1">
          <table:table-cell table:style-name="ce1"/>
          <table:table-cell table:style-name="ce1" office:value-type="string">
            <text:p>Gantt du projet CathyMin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maine</text:p>
          </table:table-cell>
          <table:table-cell office:value-type="string">
            <text:p>Tâches</text:p>
          </table:table-cell>
          <table:table-cell office:value-type="string">
            <text:p>Deadli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ahier des Charges</text:p>
            <text:p>Arbre de Tâches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>
          <table:table-cell office:value-type="float" office:value="49">
            <text:p>49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14/10/2013</text:date>, <text:time>19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9S</meta:editing-duration>
    <meta:editing-cycles>7</meta:editing-cycles>
    <meta:generator>OpenOffice.org/3.4$Win32 OpenOffice.org_project/340m1$Build-9590</meta:generator>
    <dc:date>2013-10-14T19:16:41.34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